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normal" style:master-page-name="Standard">
      <style:paragraph-properties fo:text-align="end" style:justify-single-word="false" style:page-number="1"/>
      <style:text-properties style:font-name="Times New Roman" fo:font-size="11pt" style:font-name-asian="Times New Roman1" style:font-size-asian="11pt" style:font-name-complex="Times New Roman1" style:font-size-complex="11pt"/>
    </style:style>
    <style:style style:name="P2" style:family="paragraph" style:parent-style-name="normal">
      <style:paragraph-properties fo:text-align="end" style:justify-single-word="false"/>
      <style:text-properties style:font-name="Times New Roman" fo:font-size="11pt" officeooo:rsid="000be993" officeooo:paragraph-rsid="000be993" style:font-name-asian="Times New Roman1" style:font-size-asian="11pt" style:font-name-complex="Times New Roman1" style:font-size-complex="11pt"/>
    </style:style>
    <style:style style:name="P3" style:family="paragraph" style:parent-style-name="normal">
      <style:paragraph-properties fo:text-align="center" style:justify-single-word="false"/>
      <style:text-properties style:font-name="Times New Roman" fo:font-size="11pt" fo:font-weight="bold" officeooo:rsid="000be993" officeooo:paragraph-rsid="000be993" style:font-name-asian="Times New Roman1" style:font-size-asian="11pt" style:font-weight-asian="bold" style:font-name-complex="Times New Roman1" style:font-size-complex="11pt" style:font-weight-complex="bold"/>
    </style:style>
    <style:style style:name="P4" style:family="paragraph" style:parent-style-name="normal">
      <style:paragraph-properties fo:text-align="justify" style:justify-single-word="false"/>
      <style:text-properties style:font-name="Times New Roman" fo:font-size="11pt" style:font-name-asian="Times New Roman1" style:font-size-asian="11pt" style:font-name-complex="Times New Roman1" style:font-size-complex="11pt"/>
    </style:style>
    <style:style style:name="P5" style:family="paragraph" style:parent-style-name="normal">
      <style:paragraph-properties fo:text-align="justify" style:justify-single-word="false"/>
      <style:text-properties officeooo:paragraph-rsid="000be993"/>
    </style:style>
    <style:style style:name="P6" style:family="paragraph" style:parent-style-name="normal">
      <style:paragraph-properties fo:text-align="justify" style:justify-single-word="false"/>
      <style:text-properties style:font-name="Times New Roman" fo:font-size="11pt" officeooo:paragraph-rsid="000be993" style:font-name-asian="Times New Roman1" style:font-size-asian="11pt" style:font-name-complex="Times New Roman1" style:font-size-complex="11pt"/>
    </style:style>
    <style:style style:name="P7" style:family="paragraph" style:parent-style-name="normal">
      <style:paragraph-properties fo:text-align="justify" style:justify-single-word="false"/>
    </style:style>
    <style:style style:name="P8" style:family="paragraph" style:parent-style-name="normal" style:list-style-name="WWNum1">
      <style:paragraph-properties fo:margin-left="0.4925in" fo:margin-right="0in" fo:text-align="justify" style:justify-single-word="false" fo:text-indent="0in" style:auto-text-indent="false"/>
      <style:text-properties style:font-name="Times New Roman" fo:font-size="11pt" style:font-name-asian="Times New Roman1" style:font-size-asian="11pt" style:font-name-complex="Times New Roman1" style:font-size-complex="11pt"/>
    </style:style>
    <style:style style:name="P9" style:family="paragraph" style:parent-style-name="normal">
      <style:paragraph-properties fo:margin-left="0.4925in" fo:margin-right="0in" fo:text-align="justify" style:justify-single-word="false" fo:text-indent="0in" style:auto-text-indent="false"/>
      <style:text-properties style:font-name="Times New Roman" fo:font-size="11pt" style:font-name-asian="Times New Roman1" style:font-size-asian="11pt" style:font-name-complex="Times New Roman1" style:font-size-complex="11pt"/>
    </style:style>
    <style:style style:name="P10" style:family="paragraph" style:parent-style-name="normal" style:list-style-name="WWNum1">
      <style:paragraph-properties fo:margin-left="0.4925in" fo:margin-right="0in" fo:text-align="justify" style:justify-single-word="false" fo:text-indent="0in" style:auto-text-indent="false"/>
    </style:style>
    <style:style style:name="P11" style:family="paragraph" style:parent-style-name="normal" style:list-style-name="WWNum2">
      <style:paragraph-properties fo:margin-left="0.7874in" fo:margin-right="0in" fo:text-align="justify" style:justify-single-word="false" fo:text-indent="0in" style:auto-text-indent="false"/>
      <style:text-properties style:font-name="Times New Roman" fo:font-size="11pt" style:font-name-asian="Times New Roman1" style:font-size-asian="11pt" style:font-name-complex="Times New Roman1" style:font-size-complex="11pt"/>
    </style:style>
    <style:style style:name="P12" style:family="paragraph" style:parent-style-name="normal">
      <style:paragraph-properties fo:margin-left="0.7874in" fo:margin-right="0in" fo:text-align="justify" style:justify-single-word="false" fo:text-indent="0in" style:auto-text-indent="false"/>
      <style:text-properties style:font-name="Times New Roman" fo:font-size="11pt" style:font-name-asian="Times New Roman1" style:font-size-asian="11pt" style:font-name-complex="Times New Roman1" style:font-size-complex="11pt"/>
    </style:style>
    <style:style style:name="P13" style:family="paragraph" style:parent-style-name="normal" style:list-style-name="WWNum2">
      <style:paragraph-properties fo:margin-left="0.7874in" fo:margin-right="0in" fo:text-align="justify" style:justify-single-word="false" fo:text-indent="0in" style:auto-text-indent="false"/>
    </style:style>
    <style:style style:name="P14" style:family="paragraph" style:parent-style-name="normal" style:list-style-name="WWNum3">
      <style:paragraph-properties fo:margin-left="0.5in" fo:margin-right="0in" fo:text-align="justify" style:justify-single-word="false" fo:text-indent="-0.25in" style:auto-text-indent="false"/>
      <style:text-properties style:font-name="Times New Roman" fo:font-size="11pt" style:font-name-asian="Times New Roman1" style:font-size-asian="11pt" style:font-name-complex="Times New Roman1" style:font-size-complex="11pt"/>
    </style:style>
    <style:style style:name="P15" style:family="paragraph" style:parent-style-name="normal">
      <style:text-properties style:font-name="Times New Roman" fo:font-size="11pt" style:font-name-asian="Times New Roman1" style:font-size-asian="11pt" style:font-name-complex="Times New Roman1" style:font-size-complex="11pt"/>
    </style:style>
    <style:style style:name="P16" style:family="paragraph" style:parent-style-name="normal">
      <style:paragraph-properties fo:margin-left="2.6591in" fo:margin-right="0in" fo:text-align="end" style:justify-single-word="false" fo:text-indent="0.7866in" style:auto-text-indent="false"/>
      <style:text-properties style:font-name="Times New Roman" fo:font-size="11pt" style:font-name-asian="Times New Roman1" style:font-size-asian="11pt" style:font-name-complex="Times New Roman1" style:font-size-complex="11pt"/>
    </style:style>
    <style:style style:name="P17" style:family="paragraph" style:parent-style-name="normal">
      <style:paragraph-properties fo:text-align="justify" style:justify-single-word="false"/>
      <style:text-properties officeooo:rsid="000be993" officeooo:paragraph-rsid="000be993"/>
    </style:style>
    <style:style style:name="P18" style:family="paragraph" style:parent-style-name="normal">
      <style:paragraph-properties fo:text-align="justify" style:justify-single-word="false"/>
      <style:text-properties style:font-name="Times New Roman" fo:font-size="11pt" officeooo:rsid="000be993" officeooo:paragraph-rsid="000be993" style:font-name-asian="Times New Roman1" style:font-size-asian="11pt" style:font-name-complex="Times New Roman1" style:font-size-complex="11pt"/>
    </style:style>
    <style:style style:name="P19" style:family="paragraph" style:parent-style-name="normal">
      <style:paragraph-properties fo:text-align="justify" style:justify-single-word="false"/>
      <style:text-properties style:font-name="Times New Roman" fo:font-size="11pt" officeooo:rsid="000dcf5e" officeooo:paragraph-rsid="000dcf5e" style:font-name-asian="Times New Roman1" style:font-size-asian="11pt" style:font-name-complex="Times New Roman1" style:font-size-complex="11pt"/>
    </style:style>
    <style:style style:name="T1" style:family="text">
      <style:text-properties style:font-name="Times New Roman" fo:font-size="11pt" style:font-name-asian="Times New Roman1" style:font-size-asian="11pt" style:font-name-complex="Times New Roman1" style:font-size-complex="11pt"/>
    </style:style>
    <style:style style:name="T2" style:family="text">
      <style:text-properties style:font-name="Times New Roman" fo:font-size="11pt" fo:font-style="italic" fo:font-weight="bold" style:font-name-asian="Times New Roman1" style:font-size-asian="11pt" style:font-style-asian="italic" style:font-weight-asian="bold" style:font-name-complex="Times New Roman1" style:font-size-complex="11pt"/>
    </style:style>
    <style:style style:name="T3" style:family="text">
      <style:text-properties style:font-name="Times New Roman" fo:font-size="11pt" fo:font-style="normal" fo:font-weight="normal" style:font-name-asian="Times New Roman1" style:font-size-asian="11pt" style:font-style-asian="normal" style:font-weight-asian="normal" style:font-name-complex="Times New Roman1" style:font-size-complex="11pt" style:font-style-complex="normal" style:font-weight-complex="normal"/>
    </style:style>
    <style:style style:name="T4" style:family="text">
      <style:text-properties style:font-name="Times New Roman" fo:font-size="11pt" fo:font-style="normal" fo:font-weight="normal" officeooo:rsid="000be993" style:font-name-asian="Times New Roman1" style:font-size-asian="11pt" style:font-style-asian="normal" style:font-weight-asian="normal" style:font-name-complex="Times New Roman1" style:font-size-complex="11pt" style:font-style-complex="normal" style:font-weight-complex="normal"/>
    </style:style>
    <style:style style:name="T5" style:family="text">
      <style:text-properties style:font-name="Times New Roman" fo:font-size="11pt" officeooo:rsid="000dcf5e" style:font-name-asian="Times New Roman1" style:font-size-asian="11pt" style:font-name-complex="Times New Roman1" style:font-size-complex="11pt"/>
    </style:style>
    <style:style style:name="T6" style:family="text">
      <style:text-properties style:font-name="Times New Roman" fo:font-size="11pt" style:font-size-asian="11pt" style:font-size-complex="11pt"/>
    </style:style>
    <style:style style:name="T7" style:family="text">
      <style:text-properties style:font-name="Times New Roman" fo:font-size="11pt" officeooo:rsid="000be993" style:font-size-asian="11pt" style:font-size-complex="11pt"/>
    </style:style>
    <style:style style:name="T8" style:family="text">
      <style:text-properties style:font-name="Times New Roman" fo:font-size="11pt" officeooo:rsid="000dcf5e" style:font-size-asian="11pt" style:font-size-complex="11pt"/>
    </style:style>
    <style:style style:name="T9" style:family="text">
      <style:text-properties style:font-name="Times New Roman" fo:font-size="11pt" fo:font-style="italic" fo:font-weight="normal" style:font-name-asian="Times New Roman1" style:font-size-asian="11pt" style:font-style-asian="italic" style:font-weight-asian="normal" style:font-name-complex="Times New Roman1" style:font-size-complex="11pt" style:font-weight-complex="normal"/>
    </style:style>
    <style:style style:name="T10" style:family="text">
      <style:text-properties style:font-name="Times New Roman" fo:font-size="11pt" fo:font-weight="normal" style:font-name-asian="Times New Roman1" style:font-size-asian="11pt" style:font-weight-asian="normal" style:font-name-complex="Times New Roman1" style:font-size-complex="11pt" style:font-weight-complex="normal"/>
    </style:style>
    <style:style style:name="T11" style:family="text">
      <style:text-properties style:font-name="Times New Roman" fo:font-size="11pt" fo:font-weight="bold" style:font-name-asian="Times New Roman1" style:font-size-asian="11pt" style:font-weight-asian="bold" style:font-name-complex="Times New Roman1" style:font-size-complex="11pt"/>
    </style:style>
    <style:style style:name="T12" style:family="text">
      <style:text-properties style:font-name="Times New Roman" fo:font-size="11pt" officeooo:rsid="000be993" style:font-name-asian="Times New Roman1" style:font-size-asian="11pt" style:font-name-complex="Times New Roman1" style:font-size-complex="11pt"/>
    </style:style>
    <style:style style:name="T13" style:family="text">
      <style:text-properties style:font-name="Times New Roman" fo:font-size="11pt" style:text-underline-style="solid" style:text-underline-width="auto" style:text-underline-color="font-color" fo:font-weight="bold" style:font-name-asian="Times New Roman1" style:font-size-asian="11pt" style:font-weight-asian="bold" style:font-name-complex="Times New Roman1" style:font-size-complex="11pt"/>
    </style:style>
    <style:style style:name="T14" style:family="text">
      <style:text-properties officeooo:rsid="000dcf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Le 16 mai 2025</text:p>
      <text:p text:style-name="P3">Commune de XXX</text:p>
      <text:p text:style-name="P4"/>
      <text:p text:style-name="P4"/>
      <text:p text:style-name="P4">Monsieur,</text:p>
      <text:p text:style-name="P4"/>
      <text:p text:style-name="P5"><text:span text:style-name="T1">Par rapport de constatation n° </text:span><text:span text:style-name="T2">(à mettre)</text:span><text:span text:style-name="T1"> en date du</text:span><text:span text:style-name="T3"> </text:span><text:span text:style-name="T4">16 mai 2025</text:span><text:span text:style-name="T3">,</text:span><text:span text:style-name="T1"> un dépôt sauvage a été constaté à </text:span><text:span text:style-name="T5">XXX</text:span><text:span text:style-name="T6"> (XXX 78 650) </text:span><text:span text:style-name="T7">le </text:span><text:span text:style-name="T8">XX</text:span><text:span text:style-name="T7"> janvier 2025 à 10h30.</text:span></text:p>
      <text:p text:style-name="P4"/>
      <text:p text:style-name="P6">Il s’agit d’un ensemble de gravats, encombrants et déchets de construction d’un volume approximatif de 3m3.</text:p>
      <text:p text:style-name="P5"><text:span text:style-name="T1">Au vu des constatations – à savoir la présence de deux colis au nom de M. </text:span><text:span text:style-name="T5">XXX</text:span><text:span text:style-name="T9">,</text:span><text:span text:style-name="T10"> il semblerait que vous soyez</text:span><text:span text:style-name="T11"> </text:span><text:span text:style-name="T1">responsable de ce dépôt sauvage en qualité de producteur ou détenteur de ces déchets au sens de l’article L. 541-1-1 du </text:span><text:span text:style-name="T12">C</text:span><text:span text:style-name="T1">ode de l’environnement.</text:span></text:p>
      <text:p text:style-name="P4"/>
      <text:p text:style-name="P4">Je vous rappelle que les dépôts sauvages de déchets et d’encombrants sont interdits sur l’ensemble des voies, espace publics et privés de la commune et que ce faisant, vous portez atteinte à l’environnement et à la santé publique, et êtes tenu d’en assurer l’élimination.</text:p>
      <text:p text:style-name="P4"/>
      <text:p text:style-name="P7"><text:span text:style-name="T1">Je vous informe qu’une plainte pénale a également été déposée auprès de la brigade de </text:span><text:span text:style-name="T5">XXX</text:span><text:span text:style-name="T1">.</text:span></text:p>
      <text:p text:style-name="P4"/>
      <text:p text:style-name="P7"><text:span text:style-name="T1">En tant que titulaire du pouvoir de police spéciale de gestion des dépôts sauvages de déchets je vous informe que j’envi</text:span><text:span text:style-name="T3">sage d’appliquer les dispositions de l’article L.541-3 du Code de l’environnement et de l’arrêté n° </text:span><text:span text:style-name="T4">2015/198</text:span><text:span text:style-name="T3"> por</text:span><text:span text:style-name="T1">tant réglementation des dépôts sauvages sur le territoire de la ville de </text:span><text:span text:style-name="T12">XXX</text:span><text:span text:style-name="T2"> </text:span><text:span text:style-name="T1">que j’ai pris en date d</text:span><text:span text:style-name="T3">u </text:span><text:span text:style-name="T4">24/09/2015</text:span><text:span text:style-name="T3">.</text:span></text:p>
      <text:p text:style-name="P4"/>
      <text:p text:style-name="P7"><text:span text:style-name="T1">Par la présente, je vous informe donc qu’en considération du dépôt sauvage de déchets susvisé dont vous êtes détenteur ou producteur, </text:span><text:span text:style-name="T11">vous encourez les sanctions listées à l’article L.541-3 du Code de l’environnement</text:span><text:span text:style-name="T1"> :</text:span></text:p>
      <text:p text:style-name="P4"/>
      <text:list text:style-name="WWNum1">
        <text:list-item>
          <text:p text:style-name="P8">Une première amende administrative d’un montant de 15 000 euros maximum à l’issue de la procédure contradictoire préalable décrite ci-après ;</text:p>
        </text:list-item>
      </text:list>
      <text:p text:style-name="P9"/>
      <text:list text:continue-numbering="true" text:style-name="WWNum1">
        <text:list-item>
          <text:p text:style-name="P10"><text:span text:style-name="T1">Une mise en demeure d’effectuer les diligences nécessaires dans un délai imparti. </text:span><text:span text:style-name="T12">À</text:span><text:span text:style-name="T1"> défaut d’accomplissement de ces mesures dans le délai indiqué, d’autres sanctions bien plus lourdes pourront être appliquées (listées au 1°, 2°, 3°, 4° et 5° du I de l’article L.541-3 du Code de l’environnement). Ces sanctions, qui peuvent être cumulatives, pourront être les suivantes :</text:span></text:p>
        </text:list-item>
      </text:list>
      <text:p text:style-name="P9"/>
      <text:list text:style-name="WWNum2">
        <text:list-item>
          <text:list>
            <text:list-item>
              <text:list>
                <text:list-item>
                  <text:p text:style-name="P11">Obligation de consignation d’une somme d’argent aux fins d’accomplissements des mesures prescrites ;</text:p>
                </text:list-item>
              </text:list>
            </text:list-item>
          </text:list>
        </text:list-item>
      </text:list>
      <text:p text:style-name="P12"/>
      <text:list text:continue-numbering="true" text:style-name="WWNum2">
        <text:list-item>
          <text:list>
            <text:list-item>
              <text:list>
                <text:list-item>
                  <text:p text:style-name="P13"><text:span text:style-name="T1">Exécution d’office des mesures, par Madame le Maire en tant que titulaire du pouvoir de police spéciale, afin de remédier au dépôt sauvage de déchets en usant des sommes consignées le cas échéant ;</text:span></text:p>
                </text:list-item>
              </text:list>
            </text:list-item>
          </text:list>
        </text:list-item>
      </text:list>
      <text:p text:style-name="P12"/>
      <text:list text:continue-numbering="true" text:style-name="WWNum2">
        <text:list-item>
          <text:list>
            <text:list-item>
              <text:list>
                <text:list-item>
                  <text:p text:style-name="P13"><text:span text:style-name="T1">Suspension du fonctionnement de l’installation et de l’ouvrage, de tou</text:span><text:span text:style-name="T12">s</text:span><text:span text:style-name="T1"> travaux, opérations ou encore de tout exercice de l’activité à l’origine des infractions jusqu’à exécution complète des mesures prescrites ;</text:span></text:p>
                </text:list-item>
              </text:list>
            </text:list-item>
          </text:list>
        </text:list-item>
      </text:list>
      <text:p text:style-name="P12"/>
      <text:list text:continue-numbering="true" text:style-name="WWNum2">
        <text:list-item>
          <text:list>
            <text:list-item>
              <text:list>
                <text:list-item>
                  <text:p text:style-name="P11"><text:soft-page-break/>Une astreinte journalière au plus égale à 1 500 euros courant à compter d’une date fixée et jusqu’à accomplissement des mesures prescrites ;</text:p>
                </text:list-item>
              </text:list>
            </text:list-item>
          </text:list>
        </text:list-item>
      </text:list>
      <text:p text:style-name="P12"/>
      <text:list text:continue-numbering="true" text:style-name="WWNum2">
        <text:list-item>
          <text:list>
            <text:list-item>
              <text:list>
                <text:list-item>
                  <text:p text:style-name="P11">Une amende d’un montant de 150 000 euros au maximum.</text:p>
                </text:list-item>
              </text:list>
            </text:list-item>
          </text:list>
        </text:list-item>
      </text:list>
      <text:p text:style-name="P12"/>
      <text:p text:style-name="P4"/>
      <text:p text:style-name="P7"><text:span text:style-name="T11">Cela étant, avant toute suite de la procédure et en application du principe du contradictoire, vous avez la possibilité de me faire parvenir toutes observations orales ou écrites dans un </text:span><text:span text:style-name="T13">délai de 10 jours</text:span><text:span text:style-name="T1">. Le cas éch</text:span><text:span text:style-name="T12">é</text:span><text:span text:style-name="T1">ant, vous pouvez être assisté d’un conseil ou être représenté par le mandataire de votre choix.</text:span></text:p>
      <text:p text:style-name="P4"/>
      <text:p text:style-name="P7"><text:span text:style-name="T1">Sachez que mon souhait n’est aucunement d’en arriver à de pareilles sanctions. Toutefois en tant que Maire </text:span><text:span text:style-name="T3">de </text:span><text:span text:style-name="T4">XXX</text:span><text:span text:style-name="T3">, j</text:span><text:span text:style-name="T1">’ai le devoir de garantir la sécurité et la salubrité sur le territoire de la commune.</text:span></text:p>
      <text:p text:style-name="P4"/>
      <text:p text:style-name="P4">Comme mentionné supra, si à l’issue de la phase de procédure contradictoire et sauf éléments de faits remettant en cause votre responsabilité, il n’a pas été remédié au désordre du dépôt sauvage de déchets, je me réserve le droit de faire application des dispositions de l’article L.541-3 du Code de l’environnement et ainsi :</text:p>
      <text:p text:style-name="P4"/>
      <text:list text:style-name="WWNum3">
        <text:list-item>
          <text:p text:style-name="P14">vous adresser une première amende administrative d’un montant maximum de 15 000 euros ;</text:p>
        </text:list-item>
        <text:list-item>
          <text:p text:style-name="P14">vous mettre en demeure d’effectuer les opérations nécessaires au respect de la réglementation applicable dans un délai imparti à défaut de quoi les sanctions listées au 1° à 5° du I de l’article L.541-3 du Code de l’environnement deviendront applicables (listées ci-dessus).</text:p>
        </text:list-item>
      </text:list>
      <text:p text:style-name="P4"/>
      <text:p text:style-name="P4"/>
      <text:p text:style-name="P4">Je vous prie de bien vouloir recevoir, monsieur, l’assurance de mes sentiments les meilleurs.</text:p>
      <text:p text:style-name="P15"><text:tab/><text:tab/><text:tab/><text:tab/><text:tab/></text:p>
      <text:p text:style-name="P16"><text:s text:c="29"/>Signature</text:p>
      <text:p text:style-name="P16"/>
      <text:p text:style-name="P17"><text:span text:style-name="T1"/></text:p>
      <text:p text:style-name="P17"><text:span text:style-name="T1"/></text:p>
      <text:p text:style-name="P18">Destinataire :</text:p>
      <text:p text:style-name="P18">M. <text:span text:style-name="T14">XXX</text:span></text:p>
      <text:p text:style-name="P19">Adresse : XXX</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Arial Narrow" style:font-family-asian="'Arial Narrow'" style:font-family-generic-asian="system" style:font-pitch-asian="variable" style:font-name-complex="Arial Narrow" style:font-family-complex="'Arial Narrow'"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092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592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092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925in"/>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09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925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0925in"/>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592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092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Arial Narrow'"/>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text-properties officeooo:rsid="000dcf5e" officeooo:paragraph-rsid="000dcf5e"/>
    </style:style>
    <style:style style:name="MP2" style:family="paragraph" style:parent-style-name="Text_20_body">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OGO]</text:p>
        <text:p text:style-name="MP2"/>
        <text:p text:style-name="MP3"><text:span text:style-name="MT1"/></text:p>
      </style:header>
      <style:footer>
        <text:p text:style-name="MP4"><text:span text:style-name="MT1"/></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06-03T05:19:52.249243375</dc:date>
    <meta:editing-duration>PT13M54S</meta:editing-duration>
    <meta:editing-cycles>2</meta:editing-cycles>
    <meta:generator>LibreOffice/25.2.2.2$Linux_X86_64 LibreOffice_project/520$Build-2</meta:generator>
    <meta:document-statistic meta:table-count="0" meta:image-count="0" meta:object-count="0" meta:page-count="2" meta:paragraph-count="29" meta:word-count="667" meta:character-count="4062" meta:non-whitespace-character-count="3397"/>
  </office:meta>
</office:document-meta>
</file>